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Hoja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_i</text:p>
          </table:table-cell>
          <table:table-cell office:value-type="string" calcext:value-type="string">
            <text:p>conserv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1000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table:number-columns-repeated="1000"/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81" calcext:value-type="float">
            <text:p>0.981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000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014" calcext:value-type="float">
            <text:p>0.0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49" calcext:value-type="float">
            <text:p>0.949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0.001" calcext:value-type="float">
            <text:p>0.001</text:p>
          </table:table-cell>
          <table:table-cell table:style-name="ce1"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.0483327391" calcext:value-type="float">
            <text:p>5.0483327391</text:p>
          </table:table-cell>
          <table:table-cell table:style-name="ce1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.629016" calcext:value-type="float">
            <text:p>1.629016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.070779" calcext:value-type="float">
            <text:p>1.070779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11</text:p>
          </table:table-cell>
          <table:table-cell table:number-columns-repeated="8"/>
          <table:table-cell office:value-type="string" calcext:value-type="string">
            <text:p>c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iRef100_A0A2V8KHF3/1-241</text:p>
          </table:table-cell>
          <table:table-cell table:number-columns-repeated="3"/>
          <table:table-cell office:value-type="string" calcext:value-type="string">
            <text:p>UniRef100_A0A0G1YW04/32-2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/>71985 &gt;UniRef100_A0A2H0W3S9/1-23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Ref100_A0A1F2TAX3/1-23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Ref100_A0A1G1XXT9/1-23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Ref100_A0A0G0XNF6/1-23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Ref100_A0A1F7BR17/1-24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Ref100_A0A1V1WZ68/1-241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7:27:17.170911591</meta:creation-date>
    <dc:date>2019-06-26T10:14:24.264628970</dc:date>
    <meta:editing-duration>PT13H6M1S</meta:editing-duration>
    <meta:editing-cycles>1</meta:editing-cycles>
    <meta:document-statistic meta:table-count="1" meta:cell-count="127" meta:object-count="0"/>
    <meta:generator>LibreOffice/4.2.8.2$Linux_X86_64 LibreOffice_project/420m0$Build-2</meta:generator>
  </office:meta>
</office:document-meta>
</file>